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5f7" officeooo:paragraph-rsid="001a95f7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a95f7" officeooo:paragraph-rsid="001a95f7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1ba8de" officeooo:paragraph-rsid="001ba8de"/>
    </style:style>
    <style:style style:name="P4" style:family="paragraph" style:parent-style-name="Standard" style:list-style-name="L1">
      <style:text-properties officeooo:rsid="001a95f7" officeooo:paragraph-rsid="001a95f7"/>
    </style:style>
    <style:style style:name="P5" style:family="paragraph" style:parent-style-name="Standard" style:list-style-name="L2">
      <style:text-properties officeooo:rsid="001a95f7" officeooo:paragraph-rsid="001a95f7"/>
    </style:style>
    <style:style style:name="P6" style:family="paragraph" style:parent-style-name="Standard">
      <style:text-properties officeooo:rsid="001ecba1" officeooo:paragraph-rsid="001ecba1"/>
    </style:style>
    <style:style style:name="P7" style:family="paragraph" style:parent-style-name="Standard" style:list-style-name="L3">
      <style:text-properties officeooo:rsid="001ecba1" officeooo:paragraph-rsid="001ecba1"/>
    </style:style>
    <style:style style:name="P8" style:family="paragraph" style:parent-style-name="Standard" style:list-style-name="L3">
      <style:text-properties officeooo:rsid="001f9015" officeooo:paragraph-rsid="001f9015"/>
    </style:style>
    <style:style style:name="T1" style:family="text">
      <style:text-properties officeooo:rsid="001ba8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on Owens</text:p>
      <text:p text:style-name="P1">Operating System CS470</text:p>
      <text:p text:style-name="P1">Shell Project</text:p>
      <text:p text:style-name="P1"/>
      <text:p text:style-name="P1"/>
      <text:p text:style-name="P1"/>
      <text:p text:style-name="P1"/>
      <text:p text:style-name="P2">High-level Design</text:p>
      <text:p text:style-name="P1"/>
      <text:p text:style-name="P1">The python script creates a shell for the user. <text:s/>This shell also allows users to see and enter their previous commands.</text:p>
      <text:p text:style-name="P1"/>
      <text:p text:style-name="P1">This program <text:span text:style-name="T1">contains 3 main functions: child(), parent(), main(). <text:s/>This design was chosen to clearly show when a subprocess or main process is executing code. <text:s/>In this program, the subprocesses execute the user’s commands for them. <text:s/>The main() function takes input from the user. <text:s/>They can either enter a command to be executed, see their history, execute their history, or quit. <text:s/>If they choose to executer commands, they make a call to the parent() function. <text:s text:c="3"/></text:span></text:p>
      <text:p text:style-name="P1"/>
      <text:p text:style-name="P3">The parent process forks() - this creates a child process. <text:s/>Before the user input is executed, the parent function checks to see if the user wanted this task executed in the background. <text:s/>If they wanted this executed in the background, then the “double fork” method is used to prevent from subprocesses never being destroyed. <text:s/>If the user does not want their command executed in the background, they simply call the child() function to be run.</text:p>
      <text:p text:style-name="P3"/>
      <text:p text:style-name="P3">The child parses the user’s command. <text:s/>The child then executes the users command. <text:s/>Once the command has finished, the child destroys itself. <text:s/>Execution then returns to the main program again. <text:s/>The user can choose to execute more commands, see their history, or quit.</text:p>
      <text:p text:style-name="P3"/>
      <text:p text:style-name="P3">To run this program, enter “python3 shell-project.py” in the same directory as the script. <text:s/>Python 3.5 must be on the system.</text:p>
      <text:p text:style-name="P1"/>
      <text:p text:style-name="P1"/>
      <text:p text:style-name="P1"/>
      <text:p text:style-name="P2">Test Plan</text:p>
      <text:p text:style-name="P1">The test plan covers 4 main areas</text:p>
      <text:list xml:id="list5216092222793991514" text:style-name="L1">
        <text:list-item>
          <text:p text:style-name="P4">Parsing User input</text:p>
        </text:list-item>
        <text:list-item>
          <text:p text:style-name="P4">Executing User input</text:p>
        </text:list-item>
        <text:list-item>
          <text:p text:style-name="P4">Creating and Destroying sub-processes</text:p>
        </text:list-item>
        <text:list-item>
          <text:p text:style-name="P4">Allowing the user to execute previous commands</text:p>
        </text:list-item>
      </text:list>
      <text:p text:style-name="P6">Follow the test procedure for ensuring the shell has full functionality</text:p>
      <text:list xml:id="list1248333312386571855" text:style-name="L3">
        <text:list-item>
          <text:p text:style-name="P7">Run “python3 shell-project.py”</text:p>
        </text:list-item>
        <text:list-item>
          <text:p text:style-name="P7">Type “ps” - notice there should only be pyhon3 and ps running</text:p>
        </text:list-item>
        <text:list-item>
          <text:p text:style-name="P7">Type “ls” - you should see the entire contents of your current directory</text:p>
        </text:list-item>
        <text:list-item>
          <text:p text:style-name="P7">Type “ps -aux” - this tests for arguments being passed to the command</text:p>
        </text:list-item>
        <text:list-item>
          <text:p text:style-name="P7">Type “emacs test &amp;” - this tests running background processes, you should still be able to type in commands</text:p>
        </text:list-item>
        <text:list-item>
          <text:p text:style-name="P7">Type “dfasdfasdf” - this should not run any commands, but should not crash anything either. You should still have full functionality after garbage input</text:p>
        </text:list-item>
        <text:list-item>
          <text:p text:style-name="P7"><text:soft-page-break/>Type “history” - you should see all of the commands you’ve typed</text:p>
        </text:list-item>
        <text:list-item>
          <text:p text:style-name="P7">Type “ps” again, then “!!”, this should execute the ps again</text:p>
        </text:list-item>
        <text:list-item>
          <text:p text:style-name="P8">Type “history” again, then “!3” to bring up the emacs prompt in the background again</text:p>
        </text:list-item>
        <text:list-item>
          <text:p text:style-name="P8"><text:s/>Type “./test-hello.py” to test for running other simple programs</text:p>
        </text:list-item>
        <text:list-item>
          <text:p text:style-name="P8"><text:s/>Type “quit” to exit the shell</text:p>
        </text:list-item>
        <text:list-item>
          <text:p text:style-name="P8"><text:s/>Type “ps” again to ensure all subprocesses were killed</text:p>
        </text:list-item>
      </text:list>
      <text:p text:style-name="P1"><text:tab/></text:p>
      <text:p text:style-name="P1"/>
      <text:p text:style-name="P2">Additional Questions</text:p>
      <text:list xml:id="list7184726957525838994" text:style-name="L2">
        <text:list-item>
          <text:p text:style-name="P5">It was really weird keeping track of the process ID. <text:s/>How inside the program, the child is 0, but outside the program it is a regular process number. <text:s/>The parent process has the same process ID inside and outside of the file. <text:s/></text:p>
        </text:list-item>
        <text:list-item>
          <text:p text:style-name="P5">Fork() was super easy to understand. <text:s/>If you want another process, just fork() and boom, you got a kid that you don’t have to feed.</text:p>
        </text:list-item>
        <text:list-item>
          <text:p text:style-name="P5">It doesn’t make any sense to have a child() function and parent() function. <text:s/>It makes much more sense to have a function that executes a command, a function that creates and deletes a process, and a function that parses the users input. <text:s/>I left the current format because it makes more sense for understanding how parent ↔ child processes work/relate.</text:p>
        </text:list-item>
        <text:list-item>
          <text:p text:style-name="P5">I’m not sure that I found anything interesting or surprising about process manipulation. <text:s/>The hardest and most surprising part was working with execvp(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7:38:08.110785501</meta:creation-date>
    <dc:date>2018-02-03T16:07:32.487591451</dc:date>
    <meta:editing-duration>PT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599" meta:character-count="3484" meta:non-whitespace-character-count="2908"/>
  </office:meta>
</office:document-meta>
</file>